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shopSimpleRand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2" calcext:value-type="float">
            <text:p>52</text:p>
          </table:table-cell>
          <table:table-cell office:value-type="float" office:value="153" calcext:value-type="float">
            <text:p>153</text:p>
          </table:table-cell>
          <table:table-cell office:value-type="float" office:value="387" calcext:value-type="float">
            <text:p>38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567" calcext:value-type="float">
            <text:p>56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364" calcext:value-type="float">
            <text:p>3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293" calcext:value-type="float">
            <text:p>29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228" calcext:value-type="float">
            <text:p>22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07" calcext:value-type="float">
            <text:p>20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float" office:value="374" calcext:value-type="float">
            <text:p>37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office:value-type="float" office:value="496" calcext:value-type="float">
            <text:p>49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215" calcext:value-type="float">
            <text:p>21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  <table:table-cell office:value-type="float" office:value="299" calcext:value-type="float">
            <text:p>29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292" calcext:value-type="float">
            <text:p>29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541" calcext:value-type="float">
            <text:p>54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